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6.618cm"/>
    </style:style>
    <style:style style:name="co6" style:family="table-column">
      <style:table-column-properties fo:break-before="auto" style:column-width="9.9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3" table:default-cell-style-name="Default"/>
        <table:table-row table:style-name="ro1">
          <table:table-cell/>
          <table:table-cell office:value-type="string" calcext:value-type="string">
            <text:p>badg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";"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";"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";"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"</text:p>
          </table:table-cell>
          <table:table-cell table:formula="of:=COM.MICROSOFT.CONCAT([.A2:.I2])" office:value-type="string" office:string-value="&quot;a&quot;;&quot;b&quot;;&quot;c&quot;;&quot;d&quot;" calcext:value-type="string">
            <text:p>"a";"b";"c";"d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3:.I3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4:.I4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5:.I5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6:.I6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7:.I7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8:.I8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9:.I9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10:.I10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11:.I11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12:.I12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13:.I13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14:.I14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15:.I15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16:.I16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17:.I17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18:.I18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19:.I19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20:.I20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21:.I21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22:.I22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23:.I23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24:.I24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25:.I25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26:.I26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27:.I27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28:.I28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29:.I29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30:.I30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31:.I31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32:.I32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33:.I33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34:.I34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35:.I35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36:.I36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37:.I37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38:.I38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39:.I39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40:.I40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41:.I41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42:.I42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43:.I43])" office:value-type="string" office:string-value="&quot;&quot;;&quot;&quot;;&quot;&quot;;&quot;&quot;" calcext:value-type="string">
            <text:p>"";"";"";""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 table:formula="of:=COM.MICROSOFT.CONCAT([.A44:.I44])" office:value-type="string" office:string-value="&quot;;&quot;&quot;;&quot;&quot;" calcext:value-type="string">
            <text:p>";"";""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00-00-00</text:date>, <text:time style:data-style-name="N2" text:time-value="13:31:24.6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17:32:04.017000000</meta:creation-date>
    <dc:date>2024-06-06T13:33:34.877000000</dc:date>
    <meta:editing-duration>PT20M28S</meta:editing-duration>
    <meta:editing-cycles>3</meta:editing-cycles>
    <meta:generator>LibreOffice/24.2.0.3$Windows_X86_64 LibreOffice_project/da48488a73ddd66ea24cf16bbc4f7b9c08e9bea1</meta:generator>
    <meta:document-statistic meta:table-count="1" meta:cell-count="267" meta:object-count="0"/>
  </office:meta>
</office:document-meta>
</file>